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10.7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BROADCASTING</text:p>
          </table:table-cell>
          <table:table-cell office:value-type="string">
            <text:p>Gillia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3" office:value-type="string">
            <text:p>Cas d'utilisation :</text:p>
          </table:table-cell>
          <table:table-cell table:style-name="ce5" office:value-type="string">
            <text:p>Description :</text:p>
          </table:table-cell>
          <table:table-cell table:style-name="ce7" office:value-type="string">
            <text:p>Client</text:p>
          </table:table-cell>
          <table:table-cell table:style-name="ce7" office:value-type="string">
            <text:p>Développeur</text:p>
          </table:table-cell>
          <table:table-cell table:style-name="ce7" office:value-type="string">
            <text:p>Moyenne</text:p>
          </table:table-cell>
          <table:table-cell table:style-name="ce7" office:value-type="string">
            <text:p>Commentaire</text:p>
          </table:table-cell>
          <table:table-cell/>
        </table:table-row>
        <table:table-row table:style-name="ro2">
          <table:table-cell table:style-name="ce3"/>
          <table:table-cell table:style-name="ce5"/>
          <table:table-cell table:number-columns-repeated="5"/>
        </table:table-row>
        <table:table-row table:style-name="ro4">
          <table:table-cell office:value-type="string">
            <text:p>Transmettre une vidéo en live</text:p>
          </table:table-cell>
          <table:table-cell table:style-name="ce6" office:value-type="string">
            <text:p>Un chargé de séance peut décider d'organiser une transmission vidéo en live, lors d'une séance « spéciale live »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([.C5]+[.D5])/2" office:value-type="float" office:value="4">
            <text:p>4</text:p>
          </table:table-cell>
          <table:table-cell office:value-type="string">
            <text:p>Pour le client, cette fonctionnalité rends l'application attractive. Elle a donc son importance. La gestion des flux vidéos rendent cette fonctionnalité complexe.</text:p>
          </table:table-cell>
          <table:table-cell office:value-type="string">
            <text:p>Gillian</text:p>
          </table:table-cell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5">
          <table:table-cell office:value-type="string">
            <text:p>Configurer le live</text:p>
          </table:table-cell>
          <table:table-cell table:style-name="ce6" office:value-type="string">
            <text:p>Pour transmettre un live vidéo, le chargé de séance devra effectuer quelque tâche afin de transmettre se live correctement.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7]+[.D7])/2" office:value-type="float" office:value="1.5">
            <text:p>1,5</text:p>
          </table:table-cell>
          <table:table-cell office:value-type="string">
            <text:p>Cette fonctionnalité est une étape essentielle à la transmission, cependant elle n'est pas intéressante pour le client. L'implémentation ne comporte qu'un formulaire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3">
          <table:table-cell office:value-type="string">
            <text:p>Arrêter le live</text:p>
          </table:table-cell>
          <table:table-cell table:style-name="ce6" office:value-type="string">
            <text:p>A la fin de la séance, le chargé de séance coupe le l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9]+[.D9])/2" office:value-type="float" office:value="1.5">
            <text:p>1,5</text:p>
          </table:table-cell>
          <table:table-cell office:value-type="string">
            <text:p>Cette fonctionnalité est une étape essentielle à la transmission, cependant elle n'est pas intéressante pour le client. 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Participer au live</text:p>
          </table:table-cell>
          <table:table-cell office:value-type="string">
            <text:p>Participer à une séance diffusée en l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11]+[.D11])/2" office:value-type="float" office:value="1.5">
            <text:p>1,5</text:p>
          </table:table-cell>
          <table:table-cell office:value-type="string">
            <text:p>Cette fonctionnalité est une étape essentielle à la transmission, cependant elle n'est pas intéressante pour le client. 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5">
          <table:table-cell office:value-type="string">
            <text:p>Lire le chat</text:p>
          </table:table-cell>
          <table:table-cell table:style-name="ce6" office:value-type="string">
            <text:p>Le chargé de séance et les participants pourront lire le chat à tout moment pendant le l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13]+[.D13])/2" office:value-type="float" office:value="1.5">
            <text:p>1,5</text:p>
          </table:table-cell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Regarder un flux vidéo</text:p>
          </table:table-cell>
          <table:table-cell office:value-type="string">
            <text:p>Permet à l'utilisateur de regarder une vidéo d'une séance de PBA.</text:p>
          </table:table-cell>
          <table:table-cell table:number-columns-repeated="2" office:value-type="float" office:value="4">
            <text:p>4</text:p>
          </table:table-cell>
          <table:table-cell table:formula="of:=([.C15]+[.D15])/2" office:value-type="float" office:value="4">
            <text:p>4</text:p>
          </table:table-cell>
          <table:table-cell/>
          <table:table-cell office:value-type="string">
            <text:p>Arnaud</text:p>
          </table:table-cell>
        </table:table-row>
        <table:table-row table:style-name="ro6">
          <table:table-cell table:style-name="Default"/>
          <table:table-cell table:number-columns-repeated="5"/>
          <table:table-cell office:value-type="string">
            <text:p>Arnaud</text:p>
          </table:table-cell>
        </table:table-row>
        <table:table-row table:style-name="ro7">
          <table:table-cell office:value-type="string">
            <text:p>Regarder une rediffusion</text:p>
          </table:table-cell>
          <table:table-cell table:style-name="ce6" office:value-type="string">
            <text:p>Le chargé de séance et les participants pourront regarder la rediffusion du live auquel ils ont participer à tout moment. Celle-ci est également disponible a tout les utilisateurs inscrits.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C17]+[.D17])/2" office:value-type="float" office:value="3">
            <text:p>3</text:p>
          </table:table-cell>
          <table:table-cell/>
          <table:table-cell office:value-type="string">
            <text:p>Arnaud</text:p>
          </table:table-cell>
        </table:table-row>
        <table:table-row table:style-name="ro2">
          <table:table-cell/>
          <table:table-cell table:style-name="ce6"/>
          <table:table-cell table:number-columns-repeated="4"/>
          <table:table-cell office:value-type="string">
            <text:p>Arnaud</text:p>
          </table:table-cell>
        </table:table-row>
        <table:table-row table:style-name="ro3">
          <table:table-cell office:value-type="string">
            <text:p>Regarder un live</text:p>
          </table:table-cell>
          <table:table-cell table:style-name="ce6" office:value-type="string">
            <text:p>Tout utilisateur inscrit pourra regarder la diffusion du live.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([.C19]+[.D19])/2" office:value-type="float" office:value="3.5">
            <text:p>3,5</text:p>
          </table:table-cell>
          <table:table-cell/>
          <table:table-cell office:value-type="string">
            <text:p>Arnaud</text:p>
          </table:table-cell>
        </table:table-row>
        <table:table-row table:style-name="ro2">
          <table:table-cell/>
          <table:table-cell table:style-name="ce6"/>
          <table:table-cell table:number-columns-repeated="4"/>
          <table:table-cell office:value-type="string">
            <text:p>Arnaud</text:p>
          </table:table-cell>
        </table:table-row>
        <table:table-row table:style-name="ro5">
          <table:table-cell office:value-type="string">
            <text:p>Commenter dans le chat</text:p>
          </table:table-cell>
          <table:table-cell table:style-name="ce6" office:value-type="string">
            <text:p>Un utilisateur connecté à un live pourra commenter le live dans le chat, en respectant le cooldown configuré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C21]+[.D21])/2" office:value-type="float" office:value="2.5">
            <text:p>2,5</text:p>
          </table:table-cell>
          <table:table-cell table:number-columns-repeated="2"/>
        </table:table-row>
        <table:table-row table:style-name="ro5" table:number-rows-repeated="6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5" table:number-rows-repeated="3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6/11/2015</text:date>, <text:time>07:4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jez Arnaud</meta:initial-creator>
    <meta:creation-date>2015-10-09T15:34:30.211531213</meta:creation-date>
    <dc:date>2015-11-06T07:42:30.39</dc:date>
    <meta:editing-duration>PT2H54M21S</meta:editing-duration>
    <meta:editing-cycles>9</meta:editing-cycles>
    <meta:generator>OpenOffice/4.0.1$Win32 OpenOffice.org_project/401m5$Build-9714</meta:generator>
    <meta:document-statistic meta:table-count="1" meta:cell-count="64" meta:object-count="0"/>
  </office:meta>
</office:document-meta>
</file>